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Courier 10 Pitch" svg:font-family="'Courier 10 Pitch', Courier, monospace"/>
    <style:font-face style:name="PT Sans" svg:font-family="'PT Sans', sans-serif"/>
    <style:font-face style:name="inherit" svg:font-family="inherit"/>
    <style:font-face style:name="monospace" svg:font-family="monospace"/>
    <style:font-face style:name="Comic Sans MS" svg:font-family="'Comic Sans MS', 'Comic Sans MS'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>
      <style:paragraph-properties style:text-autospace="none"/>
      <style:text-properties fo:color="#000000" style:font-name="Comic Sans MS" fo:font-size="11pt" style:font-name-asian="Comic Sans MS" style:font-size-asian="11pt" style:font-name-complex="Comic Sans MS" style:font-size-complex="11pt"/>
    </style:style>
    <style:style style:name="P2" style:family="paragraph" style:parent-style-name="Default">
      <style:paragraph-properties style:text-autospace="none"/>
      <style:text-properties fo:color="#000000" style:text-line-through-style="none" style:font-name="Comic Sans MS" fo:font-size="11pt" style:text-underline-style="none" style:font-name-asian="Comic Sans MS" style:font-size-asian="11pt" style:font-name-complex="Comic Sans MS" style:font-size-complex="11pt"/>
    </style:style>
    <style:style style:name="P3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font-name="Comic Sans MS" fo:font-size="11pt" style:font-name-asian="Comic Sans MS" style:font-size-asian="11pt" style:font-name-complex="Comic Sans MS" style:font-size-complex="11pt"/>
    </style:style>
    <style:style style:name="P4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text-line-through-style="none" style:font-name="Comic Sans MS" fo:font-size="11pt" style:text-underline-style="none" style:font-name-asian="Comic Sans MS" style:font-size-asian="11pt" style:font-name-complex="Comic Sans MS" style:font-size-complex="11pt"/>
    </style:style>
    <style:style style:name="P5" style:family="paragraph" style:parent-style-name="Default">
      <style:paragraph-properties fo:margin-left="0cm" fo:margin-right="0cm" fo:margin-top="0cm" fo:margin-bottom="0cm" fo:text-indent="0cm" style:auto-text-indent="false" style:text-autospace="none"/>
    </style:style>
    <style:style style:name="P6" style:family="paragraph" style:parent-style-name="Preformatted_20_Text">
      <style:paragraph-properties fo:margin-left="0cm" fo:margin-right="0cm" fo:margin-top="0cm" fo:margin-bottom="0cm" fo:line-height="130%" fo:text-align="start" style:justify-single-word="false" fo:orphans="2" fo:widows="2" fo:text-indent="0cm" style:auto-text-indent="false" fo:padding="0cm" fo:border="none"/>
    </style:style>
    <style:style style:name="P7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font-name="Comic Sans MS" fo:font-size="11pt" style:font-name-asian="Comic Sans MS" style:font-size-asian="11pt" style:font-name-complex="Comic Sans MS" style:font-size-complex="11pt"/>
    </style:style>
    <style:style style:name="P8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text-line-through-style="none" style:font-name="Comic Sans MS" fo:font-size="11pt" style:text-underline-style="none" style:font-name-asian="Comic Sans MS" style:font-size-asian="11pt" style:font-name-complex="Comic Sans MS" style:font-size-complex="11pt"/>
    </style:style>
    <style:style style:name="P9" style:family="paragraph" style:parent-style-name="Default">
      <style:paragraph-properties style:text-autospace="none"/>
      <style:text-properties fo:color="#000000" style:text-line-through-style="none" style:font-name="Comic Sans MS" fo:font-size="11pt" style:text-underline-style="none" style:font-name-asian="Comic Sans MS" style:font-size-asian="11pt" style:font-name-complex="Comic Sans MS" style:font-size-complex="11pt"/>
    </style:style>
    <style:style style:name="P10" style:family="paragraph" style:parent-style-name="Default">
      <style:paragraph-properties style:text-autospace="none"/>
      <style:text-properties fo:color="#000000" style:font-name="Comic Sans MS" fo:font-size="11pt" style:font-name-asian="Comic Sans MS" style:font-size-asian="11pt" style:font-name-complex="Comic Sans MS" style:font-size-complex="11pt"/>
    </style:style>
    <style:style style:name="P11" style:family="paragraph" style:parent-style-name="Preformatted_20_Text">
      <style:paragraph-properties fo:margin-left="0cm" fo:margin-right="0cm" fo:margin-top="0cm" fo:margin-bottom="0cm" fo:line-height="130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color="#000000" style:text-line-through-style="none" style:font-name="Comic Sans MS" fo:font-size="11pt" style:text-underline-style="none" style:font-name-asian="Comic Sans MS" style:font-size-asian="11pt" style:font-name-complex="Comic Sans MS" style:font-size-complex="11pt"/>
    </style:style>
    <style:style style:name="T2" style:family="text">
      <style:text-properties fo:color="#000000" style:font-name="Comic Sans MS" fo:font-size="11pt" style:font-name-asian="Comic Sans MS" style:font-size-asian="11pt" style:font-name-complex="Comic Sans MS" style:font-size-complex="11pt"/>
    </style:style>
    <style:style style:name="T3" style:family="text">
      <style:text-properties fo:font-variant="normal" fo:text-transform="none" fo:color="#000000" style:font-name="Comic Sans MS" fo:font-size="11pt" fo:letter-spacing="normal" fo:font-style="normal" fo:font-weight="normal" fo:background-color="transparent" style:font-name-asian="Comic Sans MS" style:font-size-asian="11pt" style:font-name-complex="Comic Sans MS" style:font-size-complex="11pt"/>
    </style:style>
    <style:style style:name="T4" style:family="text">
      <style:text-properties fo:font-variant="normal" fo:text-transform="none" style:font-name="Consolas" fo:font-size="9.75pt" fo:letter-spacing="normal" fo:font-style="normal" fo:font-weight="normal" fo:background-color="transparent"/>
    </style:style>
    <style:style style:name="T5" style:family="text">
      <style:text-properties fo:font-variant="normal" fo:text-transform="none" fo:color="#373737" style:font-name="Consolas" fo:font-size="9.75pt" fo:letter-spacing="normal" fo:font-style="normal" fo:font-weight="normal" fo:background-color="transparent"/>
    </style:style>
    <style:style style:name="T6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CREATE TABLE dept (</text:p>
        <text:p text:style-name="P3"><text:s text:c="2"/>DEPTNO int(10) UNSIGNED NOT NULL,</text:p>
        <text:p text:style-name="P3"><text:s text:c="2"/>DNAME varchar(50) NOT NULL,</text:p>
        <text:p text:style-name="P3"><text:s text:c="2"/>LOC varchar(150) NOT NULL</text:p>
        <text:p text:style-name="P3">) ENGINE=InnoDB DEFAULT CHARSET=utf8;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>CREATE TABLE emp (</text:p>
        <text:p text:style-name="P3"><text:s text:c="2"/>EMPNO int(10) UNSIGNED NOT NULL,</text:p>
        <text:p text:style-name="P3"><text:s text:c="2"/>ENAME varchar(50) NOT NULL,</text:p>
        <text:p text:style-name="P3"><text:s text:c="2"/>JOB varchar(50) NOT NULL,</text:p>
        <text:p text:style-name="P3"><text:s text:c="2"/>MGR int(10) UNSIGNED DEFAULT NULL,</text:p>
        <text:p text:style-name="P3"><text:s text:c="2"/>HIREDATE date NOT NULL,</text:p>
        <text:p text:style-name="P3"><text:s text:c="2"/>SAL decimal(8,2) NOT NULL,</text:p>
        <text:p text:style-name="P3"><text:s text:c="2"/>COMM int(11) DEFAULT NULL,</text:p>
        <text:p text:style-name="P3"><text:s text:c="2"/>DEPTNO int(10) UNSIGNED NOT NULL</text:p>
        <text:p text:style-name="P3">) ENGINE=InnoDB DEFAULT CHARSET=utf8;</text:p>
        <text:p text:style-name="P3"/>
      </text:section>
      <text:p text:style-name="P3"/>
      <text:p text:style-name="P3">1. Donner nom, job, numéro et salaire de tous les employés, </text:p>
      <text:p text:style-name="P1">puis seulement des employés du département 10 </text:p>
      <text:p text:style-name="P2"/>
      <text:p text:style-name="P2">Select ename, job, empno, sal from emp where detpno = 10;</text:p>
      <text:p text:style-name="P2"/>
      <text:p text:style-name="P2"/>
      <text:p text:style-name="P2"/>
      <text:p text:style-name="P4">2. Donner nom, job et salaire des employés de type MANAGER dont le salaire est supérieur à 2800 </text:p>
      <text:p text:style-name="P4"/>
      <text:p text:style-name="P4">select ename, job, sal from emp where mgr&gt;2800;</text:p>
      <text:p text:style-name="P2"/>
      <text:p text:style-name="P2"/>
      <text:p text:style-name="P2"/>
      <text:p text:style-name="P4">3. Donner la liste des MANAGER n'appartenant pas au département 30 </text:p>
      <text:p text:style-name="P4"/>
      <text:p text:style-name="P2">select mgr from emp where deptno &lt;&gt; 30; </text:p>
      <text:p text:style-name="P2"/>
      <text:p text:style-name="P2"/>
      <text:p text:style-name="P2"/>
      <text:p text:style-name="P4">4. Liste des employés de salaire compris entre 1200 et 1400 </text:p>
      <text:p text:style-name="P4"/>
      <text:p text:style-name="P2">select * from emp where sal between 1200 and 1400;</text:p>
      <text:p text:style-name="P2"/>
      <text:p text:style-name="P2"/>
      <text:p text:style-name="P2"/>
      <text:p text:style-name="P4">5. Liste des employés des départements 10 et 30 classés dans l'ordre alphabétique </text:p>
      <text:p text:style-name="Standard"/>
      <text:p text:style-name="Standard">select * from emp where deptno in(10, 30) order by deptno asc;</text:p>
      <text:p text:style-name="Standard"/>
      <text:p text:style-name="Default"/>
      <text:p text:style-name="Default"/>
      <text:p text:style-name="P3">6. Liste des employés du département 30 classés dans l'ordre des salaires croissants </text:p>
      <text:p text:style-name="P1"/>
      <text:p text:style-name="P1">select * from emp where deptno = 30 order by sal asc;</text:p>
      <text:p text:style-name="P1"><text:soft-page-break/></text:p>
      <text:p text:style-name="P3">7. Liste de tous les employés classés par emploi et salaires décroissants </text:p>
      <text:p text:style-name="P1"/>
      <text:p text:style-name="P1">select * from emp order by job,sal desc; </text:p>
      <text:p text:style-name="P1"/>
      <text:p text:style-name="P1"/>
      <text:p text:style-name="P3">8. Liste des différents emplois </text:p>
      <text:p text:style-name="P3"/>
      <text:p text:style-name="P3">select distinct job from emp;</text:p>
      <text:p text:style-name="P1"/>
      <text:p text:style-name="P1"/>
      <text:p text:style-name="P3">9. Donner le nom du département où travaille ALLEN </text:p>
      <text:p text:style-name="P1"/>
      <text:p text:style-name="P1">select dname from dept, emp where ename = 'ALLEN'; </text:p>
      <text:p text:style-name="P3"/>
      <text:p text:style-name="P3"/>
      <text:p text:style-name="P3">10. Liste des employés avec nom du département, nom, job, salaire classés par noms de départements et par salaires décroissants. </text:p>
      <text:p text:style-name="Standard"/>
      <text:p text:style-name="Standard">select dname, ename, job, sal </text:p>
      <text:p text:style-name="Standard">from <text:span text:style-name="T1"><text:s/>emp inner join dept on emp.DEPTNO = dept.DEPTNO</text:span></text:p>
      <text:p text:style-name="Standard">order by dname, sal desc;</text:p>
      <text:p text:style-name="Standard"/>
      <text:p text:style-name="Default"/>
      <text:p text:style-name="P3">11. Liste des employés vendeurs (SALESMAN) avec affichage de nom, salaire, commissions, salaire + commissions </text:p>
      <text:p text:style-name="Standard"/>
      <text:p text:style-name="Standard">select ename, sal, comm, sum(sal + comm) from emp where job='salesman' <text:s/>group by ename, sal, comm;</text:p>
      <text:p text:style-name="Default"/>
      <text:p text:style-name="Default"/>
      <text:p text:style-name="P3">12. Liste des employés du département 20: nom, job, date d'embauche sous forme VEN 28 FEV 1997' </text:p>
      <text:p text:style-name="P3"/>
      <text:p text:style-name="P3">SET lc_time_names = 'fr_FR';</text:p>
      <text:p text:style-name="P3">select ename, job, date_format(hiredate, '%a %e %b %Y') as date_fr from emp;</text:p>
      <text:p text:style-name="P1"/>
      <text:p text:style-name="P1"/>
      <text:p text:style-name="P3">13. Donner le salaire le plus élevé par département </text:p>
      <text:p text:style-name="P3"/>
      <text:p text:style-name="P3">select max(sal) from emp;</text:p>
      <text:p text:style-name="P1"/>
      <text:p text:style-name="P1"/>
      <text:p text:style-name="P3">14. Donner département par département masse salariale, nombre d'employés, salaire moyen par type d'emploi. </text:p>
      <text:p text:style-name="P3"/>
      <text:p text:style-name="P3">select sum(sal), count(ename), avg(sal) from emp group by deptno asc;</text:p>
      <text:p text:style-name="P1"><text:soft-page-break/></text:p>
      <text:p text:style-name="P3">15. Même question mais on se limite aux sous-ensembles d'au moins 2 employés </text:p>
      <text:p text:style-name="Standard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<text:span text:style-name="T5">CASE </text:span></text:span></text:p>
      <text:p text:style-name="P6"><text:span text:style-name="Source_20_Text"><text:span text:style-name="T5"><text:tab/>WHEN a=1 THEN 'un'</text:span></text:span></text:p>
      <text:p text:style-name="P6"><text:span text:style-name="Source_20_Text"><text:span text:style-name="T5"><text:tab/>WHEN a=2 THEN 'deux'</text:span></text:span></text:p>
      <text:p text:style-name="P6"><text:span text:style-name="Source_20_Text"><text:span text:style-name="T5"><text:tab/>WHEN a=3 THEN 'trois'</text:span></text:span></text:p>
      <text:p text:style-name="P6"><text:span text:style-name="Source_20_Text"><text:span text:style-name="T5"><text:tab/>ELSE 'autre'</text:span></text:span></text:p>
      <text:p text:style-name="P6"><text:span text:style-name="Source_20_Text"><text:span text:style-name="T5">END</text:span></text:span></text:p>
      <text:p text:style-name="P6"><text:span text:style-name="Source_20_Text"><text:span text:style-name="T5"/></text:span></text:p>
      <text:p text:style-name="P6"><text:span text:style-name="Source_20_Text"><text:span text:style-name="T3">select sum(sal <text:s/>+ CASE WHEN comm IS NULL THEN 0 ELSE comm END), count(ename), avg(sal) from emp where ename &lt; 2 group by deptno asc; </text:span></text:span></text:p>
      <text:p text:style-name="P6"><text:span text:style-name="Source_20_Text"><text:span text:style-name="T3"/></text:span></text:p>
      <text:p text:style-name="P6"><text:span text:style-name="Source_20_Text"><text:span text:style-name="T3">ou</text:span></text:span></text:p>
      <text:p text:style-name="P6"><text:span text:style-name="Source_20_Text"><text:span text:style-name="T3"/></text:span></text:p>
      <text:p text:style-name="P6"><text:span text:style-name="Source_20_Text"><text:span text:style-name="T3">select sum(sal <text:s/>+ CASE WHEN comm &lt;=&gt; NULL THEN 0 ELSE comm END), count(ename), avg(sal) from emp where ename &lt; 2 group by deptno asc; </text:span></text:span></text:p>
      <text:p text:style-name="P6"><text:span text:style-name="Source_20_Text"><text:span text:style-name="T3"/></text:span></text:p>
      <text:p text:style-name="P6"><text:span text:style-name="Source_20_Text"><text:span text:style-name="T3">ou</text:span></text:span></text:p>
      <text:p text:style-name="P6"><text:span text:style-name="Source_20_Text"><text:span text:style-name="T3"/></text:span></text:p>
      <text:p text:style-name="P6"><text:span text:style-name="Source_20_Text"><text:span text:style-name="T3">select sum(sal + (ifnull(comm, 0))), count(ename), avg(sal) from emp where ename &lt; 2 group by deptno asc;</text:span></text:span></text:p>
      <text:p text:style-name="P3"/>
      <text:p text:style-name="P3"/>
      <text:p text:style-name="P3">16. Liste des employés (Nom, département, salaire) de même emploi que JONES </text:p>
      <text:p text:style-name="P1"/>
      <text:p text:style-name="P1">select ename, deptno, sal from emp where ename = "Jones";</text:p>
      <text:p text:style-name="P1"/>
      <text:p text:style-name="P1"/>
      <text:p text:style-name="P3">17. Liste des employés (nom, salaire) dont le salaire est supérieur à la moyenne globale des salaires </text:p>
      <text:p text:style-name="P1"/>
      <text:p text:style-name="P1">select ename, sal from emp where sal &gt; (SELECT AVG(sal) FROM emp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18. Création d'une table PROJET avec comme colonnes numéro de projet (3 chiffres), nom de projet(5 caractères), budget. Entrez les valeurs suivantes: </text:p>
      <text:p text:style-name="P1">101, ALPHA, 96000 </text:p>
      <text:p text:style-name="P2">102, BETA, 82000 </text:p>
      <text:p text:style-name="P2">103, GAMMA, 15000 </text:p>
      <text:p text:style-name="P2"/>
      <text:p text:style-name="P2">create table projet (</text:p>
      <text:p text:style-name="P2"><text:tab/>num_proj int (3),</text:p>
      <text:p text:style-name="P2"><text:tab/>nom_proj varchar(5),</text:p>
      <text:p text:style-name="P2"><text:tab/>budg_proj int)</text:p>
      <text:p text:style-name="P2"/>
      <text:p text:style-name="P2">ALTER TABLE projet</text:p>
      <text:p text:style-name="P2">ADD CONSTRAINT pk_projet PRIMARY KEY (num_proj);</text:p>
      <text:p text:style-name="P2"/>
      <text:p text:style-name="P2"/>
      <text:p text:style-name="P2">insert into projet (num_proj, nom_proj, budg_proj)</text:p>
      <text:p text:style-name="P2">values (101, 'ALPHA', 96000),</text:p>
      <text:p text:style-name="P2"><text:tab/>(102, 'BETA', 82000),</text:p>
      <text:p text:style-name="P2"><text:tab/>(103, 'GAMMA', 15000);<text:tab/></text:p>
      <text:p text:style-name="P2"/>
      <text:p text:style-name="P2"/>
      <text:p text:style-name="P2"/>
      <text:p text:style-name="P2"/>
      <text:p text:style-name="P3">19. Ajouter l'attribut numéro de projet à la table EMP et affecter tous les vendeurs du département 30 au projet 101, et les autres au projet 102 </text:p>
      <text:p text:style-name="P3"/>
      <text:p text:style-name="P5"><text:span text:style-name="T2">alter table emp add column num_proj </text:span><text:span text:style-name="T1">int (3);</text:span></text:p>
      <text:p text:style-name="P4"/>
      <text:p text:style-name="P2">ALTER TABLE emp</text:p>
      <text:p text:style-name="P2">ADD CONSTRAINT fk_projet FOREIGN KEY (num_proj) REFERENCES projet(num_proj);</text:p>
      <text:p text:style-name="P4"/>
      <text:p text:style-name="P4">UPDATE emp</text:p>
      <text:p text:style-name="P2">SET num_proj = 101</text:p>
      <text:p text:style-name="P2">WHERE deptno=30</text:p>
      <text:p text:style-name="P2">and job='salesman'; </text:p>
      <text:p text:style-name="P2"/>
      <text:p text:style-name="P2"/>
      <text:p text:style-name="P2">//PAS POSSIBLE SUR LA MEME TABLE</text:p>
      <text:p text:style-name="P2">Update <text:span text:style-name="T6">emp</text:span></text:p>
      <text:p text:style-name="P2">SET num_proj =102</text:p>
      <text:p text:style-name="P2">WHERE empno not in (select empno from <text:span text:style-name="T6">emp</text:span> where deptno=30 and job='salesman'); </text:p>
      <text:p text:style-name="P4"/>
      <text:p text:style-name="P4"/>
      <text:p text:style-name="P4">UPDATE emp</text:p>
      <text:p text:style-name="P2">SET num_proj = 102</text:p>
      <text:p text:style-name="P2">WHERE deptno&lt;&gt;30</text:p>
      <text:p text:style-name="P4">or job&lt;&gt;'salesman'; </text:p>
      <text:p text:style-name="P4"><text:soft-page-break/></text:p>
      <text:p text:style-name="P1"/>
      <text:p text:style-name="P3">20. Créer une vue comportant tous les employés avec nom, job, nom de département et nom de projet </text:p>
      <text:p text:style-name="P2"/>
      <text:p text:style-name="P2">create VIEW vuEmp as select ename, job, dname, nom_proj </text:p>
      <text:p text:style-name="P2">from emp, dept, projet </text:p>
      <text:p text:style-name="P2">where emp.DEPTNO = dept.DEPTNO and emp.num_proj=projet.num_proj;</text:p>
      <text:p text:style-name="P2"/>
      <text:p text:style-name="P2">ou</text:p>
      <text:p text:style-name="P2"/>
      <text:p text:style-name="P2">create VIEW vuEmpBis</text:p>
      <text:p text:style-name="P2">as select ename, job, dname, nom_proj </text:p>
      <text:p text:style-name="P2">from (emp inner join dept on emp.DEPTNO = dept.DEPTNO)</text:p>
      <text:p text:style-name="P2">inner join projet on emp.num_proj=projet.num_proj;</text:p>
      <text:p text:style-name="P2"/>
      <text:p text:style-name="P2"/>
      <text:p text:style-name="P2"/>
      <text:p text:style-name="P3">21. A l'aide de la vue créée précédemment, lister tous les employés avec nom, job, nom de département et nom de projet triés sur nom de département et nom de projet </text:p>
      <text:p text:style-name="P1"/>
      <text:p text:style-name="P1">select ename, job, dname, nom_proj from vuEmp order by dname, nom_proj;</text:p>
      <text:p text:style-name="P1"/>
      <text:p text:style-name="P1"/>
      <text:p text:style-name="P3">22. Donner le nom du projet associé à chaque manager </text:p>
      <text:p text:style-name="P3"/>
      <text:p text:style-name="P3">select nom_proj from projet, emp where job='manager'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Courier 10 Pitch" svg:font-family="'Courier 10 Pitch', Courier, monospace"/>
    <style:font-face style:name="PT Sans" svg:font-family="'PT Sans', sans-serif"/>
    <style:font-face style:name="inherit" svg:font-family="inherit"/>
    <style:font-face style:name="monospace" svg:font-family="monospace"/>
    <style:font-face style:name="Comic Sans MS" svg:font-family="'Comic Sans MS', 'Comic Sans MS'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omic Sans MS" fo:font-size="12pt" style:font-name-asian="Comic Sans MS" style:font-size-asian="12pt" style:font-name-complex="Comic Sans MS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08T21:03:25.59</meta:creation-date>
    <dc:date>2020-09-10T14:59:35.27</dc:date>
    <meta:editing-duration>PT10H1M56S</meta:editing-duration>
    <meta:editing-cycles>15</meta:editing-cycles>
    <meta:generator>OpenOffice/4.1.3$Win32 OpenOffice.org_project/413m1$Build-9783</meta:generator>
    <meta:document-statistic meta:table-count="0" meta:image-count="0" meta:object-count="0" meta:page-count="5" meta:paragraph-count="106" meta:word-count="822" meta:character-count="5024"/>
  </office:meta>
</office:document-meta>
</file>